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297a9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8135d" officeooo:paragraph-rsid="00297a9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1e9b2" officeooo:paragraph-rsid="0031e9b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5c240" officeooo:paragraph-rsid="0035c24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8135d" officeooo:paragraph-rsid="00297a9e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8135d" officeooo:paragraph-rsid="00297a9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1e9b2" officeooo:paragraph-rsid="0031e9b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2bc3f6" officeooo:paragraph-rsid="002b1f34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9d30e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9d30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311e14"/>
    </style:style>
    <style:style style:name="P12" style:family="paragraph" style:parent-style-name="Standard">
      <style:paragraph-properties fo:text-align="start" style:justify-single-word="false"/>
      <style:text-properties officeooo:paragraph-rsid="0049d30e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1e9b2" officeooo:paragraph-rsid="003cb213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1e9b2" officeooo:paragraph-rsid="0031e9b2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1e9b2" officeooo:paragraph-rsid="003cb213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1e9b2" officeooo:paragraph-rsid="0031e9b2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8135d" officeooo:paragraph-rsid="0031e9b2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8135d" officeooo:paragraph-rsid="003cb213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8135d" officeooo:paragraph-rsid="002bfe21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28135d" officeooo:paragraph-rsid="00297a9e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28135d" officeooo:paragraph-rsid="003cb213" style:font-size-asian="12pt" style:font-weight-asian="normal" style:font-size-complex="12pt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28135d" officeooo:paragraph-rsid="00297a9e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b1f34" officeooo:paragraph-rsid="002b1f34" style:font-size-asian="12pt" style:font-weight-asian="normal" style:font-size-complex="12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2b1f34" officeooo:paragraph-rsid="002b1f34" style:font-size-asian="12pt" style:font-weight-asian="normal" style:font-size-complex="12pt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2b1f34" officeooo:paragraph-rsid="002b1f34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f64ef" officeooo:paragraph-rsid="003f64ef" style:font-size-asian="12pt" style:font-weight-asian="normal" style:font-size-complex="12pt" style:font-weight-complex="normal"/>
    </style:style>
    <style:style style:name="P27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35c240" officeooo:paragraph-rsid="0035c240" style:font-size-asian="12pt" style:font-weight-asian="normal" style:font-size-complex="12pt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ca810" officeooo:paragraph-rsid="004ca810" style:font-size-asian="12pt" style:font-weight-asian="normal" style:font-size-complex="12pt" style:font-weight-complex="normal"/>
    </style:style>
    <style:style style:name="P29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style="normal" fo:font-weight="normal" officeooo:rsid="004f0a6f" officeooo:paragraph-rsid="004f0a6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color="#c9211e" loext:opacity="100%" style:font-name="DejaVu Sans Condensed" fo:font-size="12pt" fo:font-weight="bold" officeooo:rsid="0043d9f4" officeooo:paragraph-rsid="0043d9f4" style:font-size-asian="12pt" style:font-weight-asian="bold" style:font-size-complex="12pt" style:font-weight-complex="bold"/>
    </style:style>
    <style:style style:name="P31" style:family="paragraph" style:parent-style-name="Standard" style:list-style-name="L2">
      <style:paragraph-properties fo:text-align="start" style:justify-single-word="false"/>
      <style:text-properties officeooo:paragraph-rsid="0031e9b2"/>
    </style:style>
    <style:style style:name="P32" style:family="paragraph" style:parent-style-name="Standard" style:list-style-name="L3">
      <style:paragraph-properties fo:text-align="start" style:justify-single-word="false"/>
      <style:text-properties officeooo:paragraph-rsid="0031e9b2"/>
    </style:style>
    <style:style style:name="P33" style:family="paragraph" style:parent-style-name="Standard" style:list-style-name="L5">
      <style:paragraph-properties fo:text-align="start" style:justify-single-word="false"/>
      <style:text-properties officeooo:paragraph-rsid="00297a9e"/>
    </style:style>
    <style:style style:name="P34" style:family="paragraph" style:parent-style-name="Standard" style:list-style-name="L6">
      <style:paragraph-properties fo:text-align="start" style:justify-single-word="false"/>
      <style:text-properties officeooo:paragraph-rsid="002b1f34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31e9b2" officeooo:paragraph-rsid="0031e9b2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8135d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1e9b2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b1f34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3e3c2c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6ddd8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8135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18524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20d0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84f6b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4cbf6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b1f3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24d3f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56e0d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7e3fb" style:font-size-asian="12pt" style:font-weight-asian="bold" style:font-size-complex="12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18524" style:font-weight-asian="bold" style:font-weight-complex="bold"/>
    </style:style>
    <style:style style:name="T21" style:family="text">
      <style:text-properties officeooo:rsid="002b1f34"/>
    </style:style>
    <style:style style:name="T22" style:family="text">
      <style:text-properties officeooo:rsid="0031e9b2"/>
    </style:style>
    <style:style style:name="T23" style:family="text">
      <style:text-properties officeooo:rsid="0035c24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bc3f6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2bc3f6" style:font-style-asian="normal" style:font-weight-asian="bold" style:font-style-complex="normal" style:font-weight-complex="bold"/>
    </style:style>
    <style:style style:name="T28" style:family="text">
      <style:text-properties officeooo:rsid="0037b8c8"/>
    </style:style>
    <style:style style:name="T29" style:family="text">
      <style:text-properties officeooo:rsid="003948ed"/>
    </style:style>
    <style:style style:name="T30" style:family="text">
      <style:text-properties officeooo:rsid="004b81ef"/>
    </style:style>
    <style:style style:name="T31" style:family="text">
      <style:text-properties officeooo:rsid="002bfe21"/>
    </style:style>
    <style:style style:name="T32" style:family="text">
      <style:text-properties officeooo:rsid="00118524"/>
    </style:style>
    <style:style style:name="T33" style:family="text">
      <style:text-properties officeooo:rsid="0050afd2"/>
    </style:style>
    <style:style style:name="T34" style:family="text">
      <style:text-properties officeooo:rsid="003cb213"/>
    </style:style>
    <style:style style:name="T35" style:family="text">
      <style:text-properties officeooo:rsid="0035db3e"/>
    </style:style>
    <style:style style:name="T36" style:family="text">
      <style:text-properties officeooo:rsid="004dab0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center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9">1<text:span text:style-name="T35">xx</text:span> - Controls</text:p>
          </table:table-cell>
          <table:table-cell table:style-name="Table1.A1" office:value-type="string">
            <text:p text:style-name="P10">2xx - Ground</text:p>
          </table:table-cell>
          <table:table-cell table:style-name="Table1.A1" office:value-type="string">
            <text:p text:style-name="P10">3xx - Flight</text:p>
          </table:table-cell>
          <table:table-cell table:style-name="Table1.D1" office:value-type="string">
            <text:p text:style-name="P10">4xx - A2A</text:p>
          </table:table-cell>
          <table:table-cell table:style-name="Table1.E1" office:value-type="string">
            <text:p text:style-name="P10">5xx - A2G</text:p>
          </table:table-cell>
          <table:table-cell table:style-name="Table1.F1" office:value-type="string">
            <text:p text:style-name="P10">6xx - Misc</text:p>
          </table:table-cell>
        </table:table-row>
      </table:table>
      <text:p text:style-name="P12"><text:span text:style-name="T16">5</text:span><text:span text:style-name="T17">0</text:span><text:span text:style-name="T16">1</text:span><text:span text:style-name="T8"> - </text:span><text:span text:style-name="T7">A/G</text:span><text:span text:style-name="T9"> - </text:span><text:span text:style-name="T18">Guns, Rockets, Unguided Bombs</text:span></text:p>
      <text:p text:style-name="P1"/>
      <text:p text:style-name="P1">Master Arm ... ON <text:span text:style-name="T22">(B2 button to toggle)</text:span></text:p>
      <text:p text:style-name="P11"><text:span text:style-name="T7">Master Mode ... A/G</text:span><text:span text:style-name="T12"> </text:span><text:span text:style-name="T13">(B</text:span><text:span text:style-name="T14">1</text:span><text:span text:style-name="T13"> button)</text:span></text:p>
      <text:p text:style-name="P6"/>
      <text:p text:style-name="P3">Guns</text:p>
      <text:list text:style-name="L1">
        <text:list-item>
          <text:p text:style-name="P13">Select <text:span text:style-name="T19">GUN</text:span> on <text:span text:style-name="T31">with </text:span><text:span text:style-name="T30">OSB</text:span><text:span text:style-name="T31"> buttons at top</text:span><text:span text:style-name="T32"> </text:span><text:span text:style-name="T33">of left MFD.</text:span></text:p>
        </text:list-item>
        <text:list-item>
          <text:p text:style-name="P14">As soon as pipper starts unwinding, you're in range.</text:p>
        </text:list-item>
        <text:list-item>
          <text:p text:style-name="P30">IMPORTANT: Throttle must be over 68% to fire! <text:s/>Nozzles must be 30 deg or less!</text:p>
        </text:list-item>
        <text:list-item>
          <text:p text:style-name="P14">Fire with <text:span text:style-name="T19">Trigger</text:span>.</text:p>
        </text:list-item>
      </text:list>
      <text:p text:style-name="P7"/>
      <text:p text:style-name="P3">Rockets</text:p>
      <text:list xml:id="list249731414" text:style-name="L2">
        <text:list-item>
          <text:p text:style-name="P15">Select <text:span text:style-name="T23">rockets</text:span> <text:span text:style-name="T34">with </text:span><text:span text:style-name="T30">OSB</text:span><text:span text:style-name="T31"> buttons at top</text:span><text:span text:style-name="T32"> </text:span><text:span text:style-name="T33">of left MFD</text:span>.</text:p>
        </text:list-item>
        <text:list-item>
          <text:p text:style-name="P31"><text:span text:style-name="T2">Set </text:span><text:span text:style-name="T3">up </text:span><text:span text:style-name="T11">Armament Control Panel</text:span><text:span text:style-name="T2"> under left MFD:</text:span></text:p>
        </text:list-item>
      </text:list>
      <text:list text:style-name="L3">
        <text:list-item>
          <text:list>
            <text:list-item>
              <text:p text:style-name="P17"><text:span text:style-name="T19">MODE</text:span> ... <text:span text:style-name="T19">CIP</text:span> for CCIP</text:p>
            </text:list-item>
            <text:list-item>
              <text:p text:style-name="P17"><text:span text:style-name="T19">FUZ</text:span> ... <text:span text:style-name="T19">-- --</text:span> <text:span text:style-name="T22">(</text:span><text:span text:style-name="T29">fuze has </text:span><text:span text:style-name="T22">no effect)</text:span></text:p>
            </text:list-item>
            <text:list-item>
              <text:p text:style-name="P32"><text:span text:style-name="T10">QTY</text:span><text:span text:style-name="T2"> ... Number of r</text:span><text:span text:style-name="T3">ockets to fire per pod per impulse</text:span><text:span text:style-name="T2">.</text:span></text:p>
            </text:list-item>
            <text:list-item>
              <text:p text:style-name="P17"><text:span text:style-name="T19">MULT</text:span> ... Number of pylons to <text:span text:style-name="T22">fire rockets from per impulse </text:span>(1, 2, or 4).</text:p>
            </text:list-item>
          </text:list>
          <text:p text:style-name="P17">Total <text:span text:style-name="T22">rockets fire</text:span><text:span text:style-name="T28">d</text:span><text:span text:style-name="T22"> per impulse will be</text:span> <text:span text:style-name="T19">QTY x MULT</text:span>.</text:p>
          <text:list text:continue-numbering="true">
            <text:list-item>
              <text:p text:style-name="P32"><text:span text:style-name="T10">INTV</text:span><text:span text:style-name="T2"> ... </text:span><text:span text:style-name="T3">000 (no effect)</text:span></text:p>
            </text:list-item>
          </text:list>
        </text:list-item>
      </text:list>
      <text:list xml:id="list115431218749780" text:continue-list="list249731414" text:style-name="L2">
        <text:list-item>
          <text:p text:style-name="P16">As soon as pipper starts unwinding, you're in range.</text:p>
        </text:list-item>
        <text:list-item>
          <text:p text:style-name="P16">Fire with <text:span text:style-name="T19">Red Button</text:span>.</text:p>
        </text:list-item>
        <text:list-item>
          <text:p text:style-name="P35"><text:span text:style-name="T1">You can also fire gun with </text:span><text:span text:style-name="T6">Trigger</text:span><text:span text:style-name="T1">. <text:s/>Gun crosshair is "</text:span><text:span text:style-name="T6">+</text:span><text:span text:style-name="T1">" shown on HUD.</text:span></text:p>
        </text:list-item>
      </text:list>
      <text:p text:style-name="P7"/>
      <text:p text:style-name="P2">CCIP bombing</text:p>
      <text:p text:style-name="P5">All</text:p>
      <text:list xml:id="list3405052771" text:style-name="L4">
        <text:list-item>
          <text:p text:style-name="P18">Select bomb<text:span text:style-name="T34">s</text:span> <text:span text:style-name="T31">with </text:span><text:span text:style-name="T30">OSB</text:span><text:span text:style-name="T31"> buttons at top</text:span><text:span text:style-name="T32"> </text:span><text:span text:style-name="T33">of left MFD.</text:span></text:p>
        </text:list-item>
        <text:list-item>
          <text:p text:style-name="P19">Set mode, fuze, and ripple on <text:span text:style-name="T20">Armament Control Panel</text:span> under left MFD.</text:p>
        </text:list-item>
      </text:list>
      <text:list text:style-name="L5">
        <text:list-item>
          <text:list>
            <text:list-item>
              <text:p text:style-name="P20"><text:span text:style-name="T19">MODE</text:span> ... <text:span text:style-name="T19">AUT</text:span> for CCRP, <text:span text:style-name="T19">CIP</text:span> for CCIP</text:p>
            </text:list-item>
            <text:list-item>
              <text:p text:style-name="P20"><text:span text:style-name="T19">FUZ</text:span> ... <text:span text:style-name="T19">NT IN</text:span> for most bombs.</text:p>
            </text:list-item>
            <text:list-item>
              <text:p text:style-name="P33"><text:span text:style-name="T10">QTY</text:span><text:span text:style-name="T2"> ... Number of release impulses.</text:span></text:p>
            </text:list-item>
            <text:list-item>
              <text:p text:style-name="P21"><text:span text:style-name="T19">MULT</text:span> ... Number of pylons to drop from per impulse (1, 2, or 4).</text:p>
            </text:list-item>
          </text:list>
          <text:p text:style-name="P21">Total bombs dropped will be <text:span text:style-name="T19">QTY x MULT</text:span>.</text:p>
          <text:list text:continue-numbering="true">
            <text:list-item>
              <text:p text:style-name="P20"><text:span text:style-name="T19">INTV</text:span> ... As desired, interval between bombs in 10s of ft.</text:p>
            </text:list-item>
          </text:list>
        </text:list-item>
      </text:list>
      <text:list xml:id="list115431922196108" text:continue-list="list3405052771" text:style-name="L4">
        <text:list-item>
          <text:p text:style-name="P23">CCIP impact point is dashed cross at bottom of bomb fall line.</text:p>
        </text:list-item>
        <text:list-item>
          <text:p text:style-name="P26">Press <text:span text:style-name="T19">Red Button</text:span> to drop bombs.</text:p>
        </text:list-item>
      </text:list>
      <text:list text:style-name="L6">
        <text:list-item>
          <text:p text:style-name="P34"><text:span text:style-name="T4">A short horizontal line across the bomb fall line is the </text:span><text:span text:style-name="T5">"</text:span><text:span text:style-name="T4">reflected cue</text:span><text:span text:style-name="T5">"</text:span><text:span text:style-name="T4">; actual bomb impact will be below the HUD. <text:s/>In that case, put CCIP cross on target, </text:span><text:span text:style-name="T15">press and hold pickle</text:span><text:span text:style-name="T4">, and bomb will be dropped in </text:span><text:span text:style-name="T15">CCRP</text:span><text:span text:style-name="T4"> mode at the correct moment.</text:span></text:p>
        </text:list-item>
      </text:list>
      <text:list text:style-name="L7">
        <text:list-item>
          <text:p text:style-name="P24">Whenever the pickle is pressed in CCIP mode (even if a bomb doesn't drop), the <text:span text:style-name="T19">Target Point</text:span> is updated to the CCIP impact point and the <text:span text:style-name="T19">DMT</text:span> is slaved to that point.</text:p>
        </text:list-item>
        <text:list-item>
          <text:p text:style-name="P24">When you have a <text:span text:style-name="T19">Target Point</text:span> designated, you can press <text:span text:style-name="T19">Uncage</text:span> to toggle from <text:span text:style-name="T19">CCIP</text:span> to <text:span text:style-name="T19">CCRP</text:span> mode??</text:p>
        </text:list-item>
      </text:list>
      <text:p text:style-name="P5">Mk 20 Rockeye</text:p>
      <text:list xml:id="list3037144372" text:style-name="L8">
        <text:list-item>
          <text:p text:style-name="P22"><text:span text:style-name="T19">FUZ</text:span> ... <text:span text:style-name="T19">PR</text:span> or <text:span text:style-name="T19">OP</text:span>, no apparent effect on result, <text:span text:style-name="T21">always the same burst height and pattern size.</text:span></text:p>
          <text:list>
            <text:list-item>
              <text:p text:style-name="P28">IRL, PR should be "Primary", meaning bomb bursts after 1.2 seconds; OP should be "Option", meaning bomb bursts after 4.0 seconds.<text:span text:style-name="T36"> <text:s/></text:span>However in game, Rockeyes seem to burst based on altitude AGL, from 400 to 700 ft.</text:p>
            </text:list-item>
          </text:list>
        </text:list-item>
        <text:list-item>
          <text:p text:style-name="P28">Low altitude level release (~450 kts, 400 ft) with CCIP falls very short of aim point. <text:s/>Put target at about double the CCIP cross depression.</text:p>
        </text:list-item>
      </text:list>
      <text:p text:style-name="P5">Mk 82 Snakeye <text:span text:style-name="T21">and</text:span> AIR</text:p>
      <text:list text:style-name="L9">
        <text:list-item>
          <text:p text:style-name="P25"><text:span text:style-name="T24">Slick or retarded is selected by separate MFD buttons for </text:span><text:span text:style-name="T27">82</text:span><text:span text:style-name="T26">HD</text:span><text:span text:style-name="T24"> (High Drag/retarded) or </text:span><text:span text:style-name="T27">82</text:span><text:span text:style-name="T26">LD</text:span><text:span text:style-name="T24"> (Low Drag/slick). <text:s/></text:span><text:span text:style-name="T25">Not sure if </text:span><text:span text:style-name="T27">FUZ</text:span><text:span text:style-name="T25"> setting matters.</text:span></text:p>
        </text:list-item>
      </text:list>
      <text:p text:style-name="P8"/>
      <text:p text:style-name="P4"><text:span text:style-name="T25">C</text:span><text:span text:style-name="T24">CRP bombing</text:span></text:p>
      <text:list xml:id="list2669000892" text:style-name="L10">
        <text:list-item>
          <text:p text:style-name="P27"><text:span text:style-name="T24">See TPOD page and LGB/JDAM page to see how to designate a target using EHSD </text:span><text:span text:style-name="T26">DESG</text:span><text:span text:style-name="T24"> OSB which enables AUTO mode.</text:span></text:p>
        </text:list-item>
        <text:list-item>
          <text:p text:style-name="P29">Line up with the bomb fall line and fly toward the target.</text:p>
        </text:list-item>
        <text:list-item>
          <text:p text:style-name="P29">6 seconds before drop, the drop cue horizontal line will appear at the top of the bomb fall line.</text:p>
        </text:list-item>
        <text:list-item>
          <text:p text:style-name="P29">A few seconds before drop, the drop cue will fall down the bomb fall line. <text:s/>Hold the pickle, bombs will release when drop cue reaches the velocity vect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19T11:54:31.057000000</dc:date>
    <meta:editing-duration>P1DT7H39M18S</meta:editing-duration>
    <meta:editing-cycles>5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2" meta:word-count="600" meta:character-count="2974" meta:non-whitespace-character-count="2455"/>
  </office:meta>
</office:document-meta>
</file>